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bold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officeooo:rsid="000b817b"/>
    </style:style>
    <style:style style:name="T2" style:family="text">
      <style:text-properties officeooo:rsid="000d27da"/>
    </style:style>
    <style:style style:name="T3" style:family="text">
      <style:text-properties officeooo:rsid="000ecd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</text:span>alsamic-<text:span text:style-name="T1">R</text:span>osemary <text:span text:style-name="T1">B</text:span>utter</text:p>
      <text:p text:style-name="P1"/>
      <text:p text:style-name="P2">2 <text:span text:style-name="T1">cups</text:span> balsamic vinegar</text:p>
      <text:p text:style-name="P2">2 t<text:span text:style-name="T1">easpoons </text:span>whole black peppercorns</text:p>
      <text:p text:style-name="P2">2 t<text:span text:style-name="T1">easpoons</text:span> honey</text:p>
      <text:p text:style-name="P2">2 <text:span text:style-name="T1">tablespoons</text:span> chopped fresh rosemary leaves, plus sprigs for garnish</text:p>
      <text:p text:style-name="P2">1 1/2 sticks unsalted butter, slightly softened</text:p>
      <text:p text:style-name="P2">1 t<text:span text:style-name="T3">easpoon</text:span> salt</text:p>
      <text:p text:style-name="P2"/>
      <text:p text:style-name="P2">1. <text:span text:style-name="T1">C</text:span>ombine the vinegar and peppercorns in a small saucepan over high heat and cook, stirring occasionally, until reduced to 1/4 <text:span text:style-name="T2">cup</text:span>, 8-10 minutes. <text:span text:style-name="T2">R</text:span>emove the peppercorns, whisk in the honey and rosemary, and let cool to room temperature.</text:p>
      <text:p text:style-name="P2"/>
      <text:p text:style-name="P2">2. <text:span text:style-name="T1">C</text:span>ombine the balsamic mixture with the butter and salt in a food processor and process until smooth. <text:span text:style-name="T2">S</text:span>crape into a bowl and refrigerate for 30 minutes to set slightly. <text:span text:style-name="T2">T</text:span>he balsamic-rosemary butter can be made 1 day in advance and stored, covered, in the refrigerator. <text:span text:style-name="T2">R</text:span>emove from the refrigerator 15 minutes before serving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00:39:50.765899299</meta:creation-date>
    <dc:date>2014-10-16T00:43:37.382871949</dc:date>
    <meta:editing-duration>PT2M5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9" meta:word-count="127" meta:character-count="791" meta:non-whitespace-character-count="673"/>
  </office:meta>
</office:document-meta>
</file>